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Standard">
      <style:text-properties officeooo:rsid="000bd947" officeooo:paragraph-rsid="000bd947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officeooo:rsid="00094b98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loext:padding="0.049cm" loext:border="0.06pt solid #d9d9e3"/>
    </style:style>
    <style:style style:name="T4" style:family="text">
      <style:text-properties officeooo:rsid="000a744a"/>
    </style:style>
    <style:style style:name="T5" style:family="text">
      <style:text-properties officeooo:rsid="000b36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Temat pracy to wykrywanie znaków drogowych, koncentruje się na rozwiązniu problemu polegającego na wykrywaniue z bazy danych zdjęc znaków i rodzielanie ich na znak speedlimit oraz other</text:p>
      <text:p text:style-name="Standard"/>
      <text:p text:style-name="Standard">Został tu wykorzystany SVM (..............). </text:p>
      <text:p text:style-name="Standard">znaki sa wykrywane na zasadzie : </text:p>
      <text:p text:style-name="Standard"/>
      <text:p text:style-name="Standard">Podczas wykrywania znaków obraz jest dzielony na prostokąty jak w przykładzie wyżej, a prostokąty oznaczone numerami {0,1,2,3} są dzielone znowu tak samo rekurencyjnie aż do osiągnięcia ustawionego maksymalnego poziomu rekurencji (domyślnie 3). W sumie obraz dzielony jest na (1(nie podzielony)+5+20+80) 106 kwadratów dla których obliczana jest predykcja. Jeżeli po predykcji okaże się że mały prostokąt znajduje się w większym prostokącie to ten większy jest usuwany. Następnie kolejne prostokąty z predykcją &gt;=0.5 są powiększane/zmniejszane w taki sposób aby uzyskać jak największą predykcje. W następnej części usuwane są prostokąty o podobnych granicach (jeżeli granice są podobne w zakresie +/- 70 pikseli )</text:p>
      <text:p text:style-name="Standard"/>
      <text:p text:style-name="Standard">Motywacja dla tego tematu jest taka że coraz więcej urządzen jest produkowanych któe mają wł<text:span text:style-name="T5">as</text:span>n<text:span text:style-name="T5">ą</text:span> stuczną inteligecje np samochody które potrafia rozpoznawać zaki drogowe, i dostosowuja swoja predkość do tych danych</text:p>
      <text:p text:style-name="Standard"/>
      <text:p text:style-name="Standard"/>
      <text:p text:style-name="Standard">3.Wejscie algorytmu przyjmuje zdjęcia na któych moga sie znajdować znaki drogowe z sekcji speedlimit oraz other</text:p>
      <text:p text:style-name="Standard">zastosowanie algorytmu polehga następująca Podczas wykrywania znaków obraz jest dzielony na prostokąty jak w przykładzie wyżej, a prostokąty oznaczone numerami {0,1,2,3} są dzielone znowu tak samo rekurencyjnie aż do osiągnięcia ustawionego maksymalnego poziomu rekurencji (domyślnie 3). W sumie obraz dzielony jest na (1(nie podzielony)+5+20+80) 106 kwadratów dla których obliczana jest predykcja. Jeżeli po predykcji okaże się że mały prostokąt znajduje się w większym prostokącie to ten większy jest usuwany. Następnie kolejne prostokąty z predykcją &gt;=0.5 są powiększane/zmniejszane w taki sposób aby uzyskać jak największą predykcje. W następnej części usuwane są prostokąty o podobnych granicach (jeżeli granice są podobne w zakresie +/- 70 pikseli ), następnie modekl uczy sie i dzieki temu wykrywa obiekt na zdjeciu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pis progrmau : </text:p>
      <text:p text:style-name="Standard"/>
      <text:p text:style-name="Standard">def clean(content) - &gt;<text:span text:style-name="T1">funkcja</text:span> <text:s/>pobiera ciąg jako dane wejściowe i zwraca listę znaków w ciągu. Funkcja usuwa wszystkie znaki nowego wiersza ('\n') i spacje (' ') z ciągu wejściowego i zwraca listę zawierającą wszystkie pozostałe znaki w ciąg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f read_data_from_folder(folder) - &gt; <text:s/>pobiera jako dane wejściowe ciąg reprezentujący nazwę <text:soft-page-break/>folderu i zwraca listę zawierającą zawartość wszystkich plików w podfolderze w danym folderz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/////////////////////////////////</text:p>
      <text:p text:style-name="Standard">def train(data, path): - &gt;Funkcja "training" służy do trenowania modelu Random Forest na podstawie danych wejściowych. Tworzy ona pusty wektor "x" i listę "y" oraz wypełnia je wartościami z danych wejściowych. Wektor "x" przechowuje opisy cech, a lista "y" przechowuje etykiety obiektów. Następnie tworzony jest obiekt klasyfikatora Random Forest i uczy się on na podstawie wektora "x" i listy "y". Funkcja zwraca wytrenowany model.</text:p>
      <text:p text:style-name="P2">Funkcja "predict2" przeprowadza predykcję na podstawie modelu "rf" i opisów cech z danych wejściowych "data". Zwraca ona prawdopodobieństwo, że obiekt jest obecny na zdjęciu.</text:p>
      <text:p text:style-name="P2">Funkcja "predict" wywołuje funkcję "predict2" i sprawdza, czy otrzymane prawdopodobieństwo przekracza określoną graniczną wartość. Jeśli tak, to zwraca 1 jako wynik, w przeciwnym razie zwraca 0.</text:p>
      <text:p text:style-name="Standard"/>
      <text:p text:style-name="Standard"/>
      <text:p text:style-name="Standard">informacje dodatkowe : </text:p>
      <text:p text:style-name="Standard">Obiekt BOWKMeansTrainer jest klasą w bibliotece cv2, która służy do trenowania modelu Bag-of-Words (BoW) do klasyfikacji obrazów. Model BoW to sposób reprezentacji obrazu jako wektora częstotliwości wizualnych słów (cech) występujących w obrazie.</text:p>
      <text:p text:style-name="Standard"/>
      <text:p text:style-name="Standard">Klasa BOWKMeansTrainer przyjmuje argument dict_size, który określa liczbę słów wizualnych, których powinien użyć model. Gdy obiekt BOWKMeansTrainer jest tworzony przy użyciu polecenia bow_trainer = cv2.BOWKMeansTrainer(dict_size), tworzy pusty model BoW, który będzie zawierał wizualne słowa dict_size.</text:p>
      <text:p text:style-name="Standard"/>
      <text:p text:style-name="Standard">Obiekt sift jest instancją klasy cv2.SIFT_create, która reprezentuje wykrywacz i ekstraktor deskryptorów funkcji Scale Invariant Feature Transform (SIFT). SIFT to algorytm, którego można używać do wykrywania i opisywania lokalnych cech obrazów. Obiekt sift może służyć do wykrywania punktów kluczowych (interesujących punktów) na obrazie i obliczania deskryptorów (wektorów liczb), które opisują punkty kluczowe.</text:p>
      <text:p text:style-name="Standard"/>
      <text:p text:style-name="Standard">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f extract_features(data, path, sift=None, flann=None, bow=None, vocabulary=None): - &gt; </text:p>
      <text:p text:style-name="Standard">Ten kod definiuje funkcję extract_features, która przyjmuje cztery argumenty:</text:p>
      <text:p text:style-name="Standard"/>
      <text:p text:style-name="Standard">Ustawia słownictwo obiektu łuk za pomocą metody bow.set Vocabulary i tablicy słownictwa.</text:p>
      <text:p text:style-name="Standard"/>
      <text:p text:style-name="Standard">Iteruje przykłady na liście danych i dla każdego przykładu:</text:p>
      <text:p text:style-name="Standard"/>
      <text:p text:style-name="Standard">Wykrywa punkty kluczowe w tablicy obrazów za pomocą metody sift.detect i zapisuje je na liście kpts.</text:p>
      <text:p text:style-name="Standard"/>
      <text:p text:style-name="Standard">Oblicza deskryptor BoW dla punktów kluczowych za pomocą metody bow.compute i przechowuje go w zmiennej desc.</text:p>
      <text:p text:style-name="Standard"/>
      <text:p text:style-name="Standard">Jeśli zmienna desc nie ma wartości None, dodaje tablicę desc do przykładowego słownika pod kluczem „desc” + str(i). W przeciwnym razie dodaje tablicę zer o takim samym kształcie jak tablica słownictwa do przykładowego słownika pod tym samym klucz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f extract3(data, dictionary): - &gt; </text:p>
      <text:p text:style-name="Standard"/>
      <text:p text:style-name="Standard"/>
      <text:p text:style-name="Standard"/>
      <text:p text:style-name="Standard">Funkcja wykonuje następujące czynności:</text:p>
      <text:p text:style-name="Standard"/>
      <text:p text:style-name="Standard">Inicjuje ekstraktor obiektów, który reprezentuje wykrywacz cech i ekstraktor deskryptorów funkcji Scale Invariant Feature Transform (SIFT).</text:p>
      <text:p text:style-name="Standard"/>
      <text:p text:style-name="Standard">Inicjuje flann obiektu, który reprezentuje mechanizm dopasowujący Fast Library for Approximate Nearest Neighbors (FLANN).</text:p>
      <text:p text:style-name="Standard"/>
      <text:p text:style-name="Standard">Inicjuje łuk obiektu, który reprezentuje ekstraktor deskryptora Bag-of-Words (BoW) przy użyciu obiektów extractor i flann.</text:p>
      <text:p text:style-name="Standard"/>
      <text:p text:style-name="Standard">Ustawia słownictwo obiektu łuk za pomocą metody bow.setVocabulary i tablicy słownika.</text:p>
      <text:p text:style-name="Standard"/>
      <text:p text:style-name="Standard">Wykrywa punkty kluczowe w tablicy obrazów przechowywanej w słowniku danych za pomocą metody extractor.detect i zapisuje je na liście punktów kluczowych.</text:p>
      <text:p text:style-name="Standard"/>
      <text:p text:style-name="Standard">Oblicza deskryptor BoW dla punktów kluczowych za pomocą metody bow.compute i przechowuje go w zmiennej deskryptorów.</text:p>
      <text:p text:style-name="Standard"/>
      <text:p text:style-name="Standard">Jeśli zmienna deskryptorów nie ma wartości None, dodaje tablicę deskryptorów do słownika danych pod kluczem „desc”. W przeciwnym razie dodaje tablicę zer o takim samym kształcie jak tablica słownika do słownika danych pod tym samym kluczem.</text:p>
      <text:p text:style-name="Standard"/>
      <text:p text:style-name="Standard">Zwraca zmodyfikowany słownik danych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f training(data): - &gt; Ten kod definiuje uczenie funkcji, które przyjmuje pojedynczy argument:</text:p>
      <text:p text:style-name="Standard"/>
      <text:p text:style-name="Standard">Przyjmuje listę danych jako argument, gdzie każdy element na liście jest słownikiem zawierającym pewne informacje o obiekcie.</text:p>
      <text:p text:style-name="Standard"/>
      <text:p text:style-name="Standard">Funkcja najpierw inicjuje obiekt RandomForestClassifier przy użyciu parametru dict_size. Następnie tworzy dwie puste listy, x i y. x będzie używany do przechowywania wektorów cech obiektów, a y będzie używany do przechowywania etykiet obiektów.</text:p>
      <text:p text:style-name="Standard"/>
      <text:p text:style-name="Standard">Następnie funkcja iteruje po liście danych i dla każdego elementu na liście wyodrębnia nazwę obiektu i wektor cech obiektu. Nazwa obiektu jest dodawana do listy y, a wektor cech jest dodawany do listy x.</text:p>
      <text:p text:style-name="Standard"/>
      <text:p text:style-name="Standard">Na koniec funkcja dopasowuje klasyfikator do danych treningowych (x i y) i zwraca wyszkolony klasyfikat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f predict2(rf, data): - &gt;</text:p>
      <text:p text:style-name="Standard"/>
      <text:p text:style-name="Standard"/>
      <text:p text:style-name="P1"><text:span text:style-name="T2">funkcję do wykonywania predykcji za pomocą wytrenowanego klasyfikatora. Przyjmuje ona dwa argumenty: </text:span><text:span text:style-name="Source_20_Text"><text:span text:style-name="T3">rf</text:span></text:span><text:span text:style-name="T2">, czyli klasyfikator, oraz </text:span><text:span text:style-name="Source_20_Text"><text:span text:style-name="T3">data</text:span></text:span><text:span text:style-name="T2">, czyli słownik zawierający wektor cech dla obiektu, który chcemy sklasyfikować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f predict(rf, data): - &gt; </text:p>
      <text:p text:style-name="Standard"/>
      <text:p text:style-name="Standard">Funkcja najpierw wywołuje funkcję predict2, która zwraca prawdopodobieństwo, że dane wejściowe należą do klasy dodatniej zgodnie z przewidywaniami modelu rf.</text:p>
      <text:p text:style-name="Standard"/>
      <text:p text:style-name="Standard">Następnie funkcja sprawdza, czy to prawdopodobieństwo jest większe lub równe predefiniowanemu minimalnemu progowi przewidywanego prawdopodobieństwa (min_predicted_probability). Jeśli tak, funkcja przypisuje zmiennej wynikowej wartość 1. Jeśli tak nie jest, funkcja przypisuje wynikowi wartość 0.</text:p>
      <text:p text:style-name="Standard"/>
      <text:p text:style-name="Standard">Na koniec funkcja zwraca krotkę zawierającą prawdopodobieństwo i wyni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f divide(nr_iter, random_forest, data, dictionary, min_x, max_x, min_y, max_y): - &gt; </text:p>
      <text:p text:style-name="Standard"/>
      <text:p text:style-name="Standard"/>
      <text:p text:style-name="Standard">Zmniejsza liczbę iteracji o 1.</text:p>
      <text:p text:style-name="Standard">Oblicza rozmiar regionu w wymiarach x i y, a także połowę tych rozmiarów,<text:span text:style-name="T4">d</text:span>zieli region na 5 mniejszych regionów</text:p>
      <text:p text:style-name="Standard"/>
      <text:p text:style-name="Standard">Inicjuje pustą listę o nazwie wynik i zmienną zliczającą na 0.</text:p>
      <text:p text:style-name="Standard">Ten kod nie wykonuje żadnych działań w mniejszych regionach. Następny blok kodu albo wykona prognozy dla mniejszych regionów, albo rekurencyjnie wywoła na nich funkcję dzielenia, w zależności od wartości nr_iter.</text:p>
      <text:p text:style-name="Standard"/>
      <text:p text:style-name="Standard"/>
      <text:p text:style-name="Standard"/>
      <text:p text:style-name="Standard">Jeśli liczba iteracji (nr_iter) wynosi 0, wykonuje następujące kroki dla każdego z mniejszych regionów (podziałów):</text:p>
      <text:p text:style-name="Standard"/>
      <text:p text:style-name="Standard">Tworzy nową ramkę danych data1 zawierającą pole o nazwie image, które jest regionem oryginalnego obrazu reprezentowanym przez mniejszy region.</text:p>
      <text:p text:style-name="Standard">Wywołuje funkcję extract3 na danych1 i obiekcie słownika, po czym przechowuje wynik z powrotem w danych1.</text:p>
      <text:p text:style-name="Standard">Wywołuje funkcję przewidywania dla random_forest i data1 i przechowuje wynik w wyniku 1 i wyniku 10.</text:p>
      <text:p text:style-name="Standard">Jeśli wynik10 wynosi 1 (tj. prognoza jest pozytywna), dodaje prawdopodobieństwo (wynik1) do mniejszego obszaru (n) i dodaje je do listy wyników. Zwiększa również liczbę o 1.</text:p>
      <text:p text:style-name="Standard">Jeśli liczba iteracji nie wynosi 0, wykonuje następujące kroki dla każdego z mniejszych regionów:</text:p>
      <text:p text:style-name="Standard"/>
      <text:p text:style-name="Standard">Tworzy nową ramkę danych data1 zawierającą pole o nazwie image, które jest regionem oryginalnego obrazu reprezentowanym przez mniejszy region.</text:p>
      <text:p text:style-name="Standard">Wywołuje funkcję extract3 na danych1 i obiekcie słownika, po czym przechowuje wynik z powrotem w danych1.</text:p>
      <text:p text:style-name="Standard">Wywołuje funkcję przewidywania dla random_forest i data1 i przechowuje wynik w wyniku 1 i wyniku 10.</text:p>
      <text:p text:style-name="Standard">Jeśli wynik10 wynosi 1 (tj. prognoza jest pozytywna), dodaje prawdopodobieństwo (wynik1) do mniejszego obszaru (n) i dodaje je do listy wyników. Zwiększa również liczbę o 1.</text:p>
      <text:p text:style-name="Standard"/>
      <text:p text:style-name="Standard">Rekurencyjnie wywołuje funkcję dzielenia na mniejszym regionie. Jeśli wywołanie rekurencyjne zwróci pozytywne wyniki, zapisuje je na liście wyników i dodaje do licznika.</text:p>
      <text:p text:style-name="Standard">Na koniec funkcja zwraca liczbę i listę regionów dodatnich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f find_precision(random_forest, data, dictionary, n, max_x, max_y):</text:p>
      <text:p text:style-name="Standard"/>
      <text:p text:style-name="Standard"/>
      <text:p text:style-name="P1"><text:span text:style-name="T2">Ten kod znajduje najlepsze wartości dla pięciu parametrów, tj. dla dwóch współrzędnych x i y oraz szerokości i wysokości obszaru w obrazie oraz dokładności predykcji. Wyszukuje te wartości poprzez iteracyjne modyfikowanie pojedynczego parametru w jednym z dwóch kierunków, a następnie sprawdzanie, czy modyfikacja poprawiła dokładność predykcji. Jeśli tak, to aktualizowane są najlepsze dotychczasowe wartości i kierunek modyfikacji parametru zmieniany jest na przeciwny. Jeśli modyfikacja nie poprawiła dokładności, to najlepsze dotychczasowe wartości pozostają bez zmian, a kierunek modyfikacji pozostaje ten sam. Proces ten jest powtarzany aż do osiągnięcia minimalnej dokładności lub maksymalnej liczby iteracji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f sprawdzanie(rf,sciezka,n,slownik): - &gt; </text:p>
      <text:p text:style-name="P2">Ten kod sprawdza, czy podane zdjęcie zawiera elementy, dla których model jest w stanie zapewnić wysoką dokładność predykcji. Aby to zrobić, wykonuje następujące czynności:</text:p>
      <text:list xml:id="list3488644891" text:style-name="L1">
        <text:list-item>
          <text:p text:style-name="P4">Dokonuje predykcji na całym zdjęciu i zapamiętuje wynik, jeśli jest on lepszy niż określona minimalna dokładność.</text:p>
        </text:list-item>
        <text:list-item>
          <text:p text:style-name="P4">Dzieli zdjęcie na mniejsz<text:span text:style-name="T5">e</text:span> obszarów i dokonuje predykcji dla każdego z nich. Jeśli któryś z nich spełnia warunek minimalnej dokładności, to zapamiętuje jego wynik.</text:p>
        </text:list-item>
        <text:list-item>
          <text:p text:style-name="P4">Usuwa wyniki, które są całkowicie zawarte w innym wyniku.</text:p>
        </text:list-item>
        <text:list-item>
          <text:p text:style-name="P4">Poprawia dokładność pozostałych wyników poprzez iteracyjne modyfikowanie każdego z parametrów.</text:p>
        </text:list-item>
        <text:list-item>
          <text:p text:style-name="P4">Usuwa wyniki, które nachodzą na inny wynik z wyższą dokładnością.</text:p>
        </text:list-item>
        <text:list-item>
          <text:p text:style-name="P5">Wyświetla ostateczną liczbę wyników oraz szczegóły każdego z nich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f print_results(rf, path): - &gt;<text:span text:style-name="T2">Ta funkcja wyświetla wyniki dla wszystkich plików graficznych znajdujących się w podanym katalogu "path". Dla każdego pliku wywoływana jest funkcja "sprawdzanie", która przeprowadza proces sprawdzania, czy plik zawiera elementy, dla których model jest w stanie zapewnić wysoką dokładność predykcji. Słownik "dictionary" jest wczytywany z pliku "slow.npy" i przekazywany jako argument do funkcji "sprawdzanie"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f classify(rf, path):</text:p>
      <text:p text:style-name="Standard"><text:s/>- &gt; </text:p>
      <text:p text:style-name="Standard">Ten kod służy do klasyfikowania obrazów na danej ścieżce w zależności od tego, czy zawierają one znak ograniczenia prędkości. Użytkownik jest proszony o wprowadzenie liczby obrazów do sklasyfikowania, a dla każdego obrazu liczbę warstw do rozważenia oraz współrzędne każdego wycinka. Dla każdego wycinka kod wyodrębnia dane obrazu, przetwarza je za pomocą funkcji extract3 i przekazuje do funkcji predict2 wraz z losowym modelem lasu rf. Jeśli predykcja2 zwróci wynik, który jest równy lub większy niż minimalne przewidywane prawdopodobieństwo min_predicted_probability, kod drukuje „speedlimit”, w przeciwnym razie drukuje „inne”. Kod wyświetla również obraz przy użyciu OpenCV przed jego przetworzeniem.</text:p>
      <text:p text:style-name="Standard"/>
      <text:p text:style-name="Standard"/>
      <text:p text:style-name="Standard"/>
      <text:p text:style-name="Standard"/>
      <text:p text:style-name="Standard">Infoamracje były zbierane na podtsawe zajec WDSI z roku 2022/23 oraz z 21/22 z lekcji i informacji zawarych w nich jak no zbiory danych do nauki. <text:span text:style-name="T4">Template kodu został wykorzystany z zajeć 21/22.</text:span></text:p>
      <text:p text:style-name="Standard"/>
      <text:p text:style-name="Standard"><text:a xlink:type="simple" xlink:href="https://drive.google.com/drive/folders/1L66co7qvhks5DKhAxJ4kb1BLT31q-Bzv?usp=sharing" text:style-name="Internet_20_link" text:visited-style-name="Visited_20_Internet_20_Link">https://drive.google.com/drive/folders/1L66co7qvhks5DKhAxJ4kb1BLT31q-Bzv?usp=sharing</text:a></text:p>
      <text:p text:style-name="P3">w linku zndajduje sie baza zdjec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8T13:50:28.059000000</dc:date>
    <meta:editing-duration>PT10M4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4" meta:paragraph-count="81" meta:word-count="1764" meta:character-count="12880" meta:non-whitespace-character-count="11185"/>
  </office:meta>
</office:document-meta>
</file>